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95000002381773DD4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Heading_20_2">
      <style:text-properties officeooo:rsid="00102648" officeooo:paragraph-rsid="00102648"/>
    </style:style>
    <style:style style:name="P2" style:family="paragraph" style:parent-style-name="Title">
      <style:text-properties fo:font-size="96pt" officeooo:rsid="00140098" officeooo:paragraph-rsid="00140098"/>
    </style:style>
    <style:style style:name="P3" style:family="paragraph" style:parent-style-name="Text">
      <style:text-properties fo:font-weight="normal" officeooo:rsid="00102648" officeooo:paragraph-rsid="00102648" style:font-weight-asian="normal" style:font-weight-complex="normal"/>
    </style:style>
    <style:style style:name="P4" style:family="paragraph" style:parent-style-name="Heading_20_1">
      <style:text-properties officeooo:rsid="00102648" officeooo:paragraph-rsid="00102648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="solid" draw:fill-color="#0078ab" draw:textarea-horizontal-align="justify" draw:textarea-vertical-align="middle" draw:auto-grow-height="false" fo:min-height="2.0965in" fo:min-width="0.6126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draw:custom-shape text:anchor-type="paragraph" draw:z-index="1" draw:style-name="gr1" svg:width="1.2248in" svg:height="2.3961in" svg:x="3.8146in" svg:y="0.878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" style:class="text" style:master-page-name="">
      <style:paragraph-properties fo:margin-top="0.1665in" fo:margin-bottom="0.0835in" loext:contextual-spacing="false" style:page-number="auto" fo:keep-with-next="always"/>
      <style:text-properties style:font-name="Ubuntu" fo:font-family="Ubuntu" style:font-style-name="Regular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Ubuntu1" fo:font-family="Ubuntu" style:font-style-name="Bold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1201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class="extra" style:master-page-name="">
      <style:paragraph-properties fo:margin-top="0in" fo:margin-bottom="0.0799in" loext:contextual-spacing="false" style:page-number="auto"/>
      <style:text-properties style:font-name="Liberation Serif1" fo:font-family="'Liberation Serif'" style:font-style-name="Regular" style:font-family-generic="roman" style:font-pitch="variable" officeooo:rsid="000de58b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itle">
      <style:text-properties fo:font-size="96pt" officeooo:rsid="00140098" officeooo:paragraph-rsid="00140098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11.6902in" fo:page-height="8.2701in" style:num-format="1" style:print-orientation="landscape" fo:margin-top="0.7874in" fo:margin-bottom="0.7874in" fo:margin-left="1.5in" fo:margin-right="1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8.1063in" svg:y="6.2008in" svg:width="1.3484in" svg:height="0.8354in" draw:z-index="0"><draw:image xlink:href="Pictures/1000020100000395000002381773DD4B.png" xlink:type="simple" xlink:show="embed" xlink:actuate="onLoad"/></draw:frame>Volle Kästen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01:52:00.114154862</meta:creation-date>
    <dc:title>Openlab Infos</dc:title>
    <meta:editing-duration>PT6M48S</meta:editing-duration>
    <meta:editing-cycles>4</meta:editing-cycles>
    <meta:generator>LibreOffice/4.3.6.2$Linux_X86_64 LibreOffice_project/430m0$Build-2</meta:generator>
    <dc:date>2015-03-04T01:58:48.930691169</dc:date>
    <meta:print-date>2015-03-04T01:58:43.846575754</meta:print-date>
    <meta:document-statistic meta:table-count="0" meta:image-count="1" meta:object-count="0" meta:page-count="1" meta:paragraph-count="1" meta:word-count="2" meta:character-count="12" meta:non-whitespace-character-count="11"/>
    <meta:template xlink:type="simple" xlink:actuate="onRequest" xlink:title="Openlab Infos" xlink:href="../../infos/Openlab%20Aushänge.ott" meta:date="2015-03-04T01:51:59.800125260"/>
  </office:meta>
</office:document-meta>
</file>